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fo:font-size="16pt" fo:font-weight="bold" style:font-size-asian="16pt" style:font-weight-asian="bold" style:font-weight-complex="bold"/>
    </style:style>
    <style:style style:name="P2" style:family="paragraph" style:parent-style-name="Standard">
      <style:paragraph-properties fo:text-align="justify" style:justify-single-word="false" style:writing-mode="lr-tb"/>
      <style:text-properties fo:font-size="16pt" fo:font-weight="bold" style:font-size-asian="16pt" style:font-weight-asian="bold" style:font-weight-complex="bold"/>
    </style:style>
    <style:style style:name="P3" style:family="paragraph" style:parent-style-name="Standard">
      <style:paragraph-properties fo:text-align="justify" style:justify-single-word="false" style:writing-mode="lr-tb"/>
      <style:text-properties fo:font-size="16pt" fo:font-weight="bold" officeooo:rsid="00706294" style:font-size-asian="16pt" style:font-weight-asian="bold" style:font-weight-complex="bold"/>
    </style:style>
    <style:style style:name="P4" style:family="paragraph" style:parent-style-name="Standard">
      <style:paragraph-properties fo:text-align="justify" style:justify-single-word="false" style:writing-mode="lr-tb"/>
    </style:style>
    <style:style style:name="P5" style:family="paragraph" style:parent-style-name="Standard">
      <style:paragraph-properties fo:text-align="justify" style:justify-single-word="false" style:writing-mode="lr-tb"/>
      <style:text-properties officeooo:paragraph-rsid="0072f671"/>
    </style:style>
    <style:style style:name="P6" style:family="paragraph" style:parent-style-name="Standard">
      <style:paragraph-properties fo:text-align="justify" style:justify-single-word="false" style:writing-mode="lr-tb"/>
      <style:text-properties fo:font-size="14pt" fo:font-weight="normal" officeooo:rsid="00884fb7" officeooo:paragraph-rsid="008009e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 style:writing-mode="lr-tb"/>
      <style:text-properties fo:font-size="16pt" fo:font-weight="normal" officeooo:rsid="00706294" style:font-size-asian="16pt" style:font-weight-asian="normal" style:font-weight-complex="normal"/>
    </style:style>
    <style:style style:name="P8" style:family="paragraph" style:parent-style-name="Standard">
      <style:paragraph-properties fo:text-align="justify" style:justify-single-word="false" style:writing-mode="lr-tb"/>
      <style:text-properties fo:font-size="16pt" fo:font-weight="normal" officeooo:rsid="0093748d" officeooo:paragraph-rsid="0093748d" style:font-size-asian="16pt" style:font-weight-asian="normal" style:font-weight-complex="normal"/>
    </style:style>
    <style:style style:name="P9" style:family="paragraph" style:parent-style-name="Standard">
      <style:paragraph-properties fo:text-align="justify" style:justify-single-word="false" style:writing-mode="lr-tb"/>
      <style:text-properties fo:font-size="16pt" fo:font-weight="normal" officeooo:rsid="00965299" officeooo:paragraph-rsid="00991c50" style:font-size-asian="16pt" style:font-weight-asian="normal" style:font-weight-complex="normal"/>
    </style:style>
    <style:style style:name="P10" style:family="paragraph" style:parent-style-name="Standard">
      <style:paragraph-properties fo:text-align="justify" style:justify-single-word="false" style:writing-mode="lr-tb"/>
      <style:text-properties fo:font-size="16pt" fo:font-weight="normal" officeooo:rsid="009acfa7" officeooo:paragraph-rsid="009bf5d6" style:font-size-asian="16pt" style:font-weight-asian="normal" style:font-weight-complex="normal"/>
    </style:style>
    <style:style style:name="P11" style:family="paragraph" style:parent-style-name="Standard">
      <style:paragraph-properties fo:text-align="justify" style:justify-single-word="false" style:writing-mode="lr-tb"/>
      <style:text-properties fo:font-size="16pt" fo:font-weight="normal" officeooo:rsid="009d379f" officeooo:paragraph-rsid="009ee7ca" style:font-size-asian="16pt" style:font-weight-asian="normal" style:font-weight-complex="normal"/>
    </style:style>
    <style:style style:name="P12" style:family="paragraph" style:parent-style-name="Standard">
      <style:paragraph-properties fo:text-align="justify" style:justify-single-word="false" style:writing-mode="lr-tb"/>
      <style:text-properties fo:font-size="16pt" fo:font-weight="normal" officeooo:rsid="00a1f227" officeooo:paragraph-rsid="00a1f227" style:font-size-asian="16pt" style:font-weight-asian="normal" style:font-weight-complex="normal"/>
    </style:style>
    <style:style style:name="P13" style:family="paragraph" style:parent-style-name="Standard">
      <style:paragraph-properties fo:text-align="justify" style:justify-single-word="false" style:writing-mode="lr-tb"/>
      <style:text-properties fo:font-size="16pt" fo:font-weight="normal" officeooo:rsid="00a317a5" officeooo:paragraph-rsid="00a317a5" style:font-size-asian="16pt" style:font-weight-asian="normal" style:font-weight-complex="normal"/>
    </style:style>
    <style:style style:name="P14" style:family="paragraph" style:parent-style-name="Standard">
      <style:paragraph-properties fo:text-align="justify" style:justify-single-word="false" style:writing-mode="lr-tb"/>
      <style:text-properties fo:font-size="16pt" fo:font-weight="normal" officeooo:rsid="00a46066" officeooo:paragraph-rsid="00a46066" style:font-size-asian="16pt" style:font-weight-asian="normal" style:font-weight-complex="normal"/>
    </style:style>
    <style:style style:name="P15" style:family="paragraph" style:parent-style-name="Standard">
      <style:paragraph-properties fo:text-align="justify" style:justify-single-word="false" style:writing-mode="lr-tb"/>
      <style:text-properties fo:font-size="16pt" fo:font-weight="normal" officeooo:rsid="00a760b4" officeooo:paragraph-rsid="00a760b4" style:font-size-asian="16pt" style:font-weight-asian="normal" style:font-weight-complex="normal"/>
    </style:style>
    <style:style style:name="P16" style:family="paragraph" style:parent-style-name="Standard">
      <style:paragraph-properties fo:text-align="justify" style:justify-single-word="false" style:writing-mode="lr-tb"/>
      <style:text-properties fo:font-size="16pt" fo:font-weight="normal" officeooo:rsid="00a82023" officeooo:paragraph-rsid="00a82023" style:font-size-asian="16pt" style:font-weight-asian="normal" style:font-weight-complex="normal"/>
    </style:style>
    <style:style style:name="P17" style:family="paragraph" style:parent-style-name="Standard">
      <style:paragraph-properties fo:text-align="justify" style:justify-single-word="false" style:writing-mode="lr-tb"/>
      <style:text-properties fo:font-size="16pt" fo:font-weight="normal" officeooo:rsid="00a98ef6" officeooo:paragraph-rsid="00a98ef6" style:font-size-asian="16pt" style:font-weight-asian="normal" style:font-weight-complex="normal"/>
    </style:style>
    <style:style style:name="P18" style:family="paragraph" style:parent-style-name="Standard">
      <style:paragraph-properties fo:text-align="justify" style:justify-single-word="false" style:writing-mode="lr-tb"/>
      <style:text-properties fo:font-size="16pt" fo:font-weight="normal" officeooo:rsid="00aa1a6e" officeooo:paragraph-rsid="00aa1a6e" style:font-size-asian="16pt" style:font-weight-asian="normal" style:font-weight-complex="normal"/>
    </style:style>
    <style:style style:name="P19" style:family="paragraph" style:parent-style-name="Standard">
      <style:paragraph-properties fo:text-align="justify" style:justify-single-word="false" style:writing-mode="lr-tb"/>
      <style:text-properties fo:font-size="16pt" fo:font-weight="normal" officeooo:rsid="00abdf93" officeooo:paragraph-rsid="00abdf93" style:font-size-asian="16pt" style:font-weight-asian="normal" style:font-weight-complex="normal"/>
    </style:style>
    <style:style style:name="P20" style:family="paragraph" style:parent-style-name="Standard">
      <style:paragraph-properties fo:text-align="justify" style:justify-single-word="false" style:writing-mode="lr-tb"/>
      <style:text-properties fo:font-size="16pt" fo:font-weight="normal" officeooo:rsid="00adef95" officeooo:paragraph-rsid="00adef95" style:font-size-asian="16pt" style:font-weight-asian="normal" style:font-weight-complex="normal"/>
    </style:style>
    <style:style style:name="P21" style:family="paragraph" style:parent-style-name="Standard">
      <style:paragraph-properties fo:text-align="justify" style:justify-single-word="false" style:writing-mode="lr-tb"/>
      <style:text-properties fo:font-size="16pt" fo:font-weight="normal" officeooo:rsid="00ae44d1" officeooo:paragraph-rsid="00ae44d1" style:font-size-asian="16pt" style:font-weight-asian="normal" style:font-weight-complex="normal"/>
    </style:style>
    <style:style style:name="P22" style:family="paragraph" style:parent-style-name="Standard">
      <style:paragraph-properties fo:text-align="justify" style:justify-single-word="false" style:writing-mode="lr-tb"/>
      <style:text-properties fo:font-size="16pt" fo:font-weight="normal" officeooo:rsid="00ae548a" officeooo:paragraph-rsid="00ae548a" style:font-size-asian="16pt" style:font-weight-asian="normal" style:font-weight-complex="normal"/>
    </style:style>
    <style:style style:name="P23" style:family="paragraph" style:parent-style-name="Standard">
      <style:paragraph-properties fo:text-align="justify" style:justify-single-word="false" style:writing-mode="lr-tb"/>
      <style:text-properties fo:font-size="16pt" fo:font-weight="normal" officeooo:rsid="00aedc25" officeooo:paragraph-rsid="00aedc25" style:font-size-asian="16pt" style:font-weight-asian="normal" style:font-weight-complex="normal"/>
    </style:style>
    <style:style style:name="P24" style:family="paragraph" style:parent-style-name="Standard">
      <style:paragraph-properties fo:text-align="justify" style:justify-single-word="false" style:writing-mode="lr-tb"/>
      <style:text-properties fo:font-size="16pt" fo:font-weight="normal" officeooo:rsid="00afc67c" officeooo:paragraph-rsid="00afc67c" style:font-size-asian="16pt" style:font-weight-asian="normal" style:font-weight-complex="normal"/>
    </style:style>
    <style:style style:name="P25" style:family="paragraph" style:parent-style-name="Standard">
      <style:paragraph-properties fo:text-align="justify" style:justify-single-word="false" style:writing-mode="lr-tb"/>
      <style:text-properties fo:font-size="16pt" fo:font-weight="normal" officeooo:rsid="00b17637" officeooo:paragraph-rsid="00b17637" style:font-size-asian="16pt" style:font-weight-asian="normal" style:font-weight-complex="normal"/>
    </style:style>
    <style:style style:name="T1" style:family="text">
      <style:text-properties fo:font-size="16pt" fo:font-weight="bold" style:font-size-asian="16pt" style:font-weight-asian="bold" style:font-weight-complex="bold"/>
    </style:style>
    <style:style style:name="T2" style:family="text">
      <style:text-properties fo:font-size="16pt" fo:font-weight="bold" officeooo:rsid="0056adb2" style:font-size-asian="16pt" style:font-weight-asian="bold" style:font-weight-complex="bold"/>
    </style:style>
    <style:style style:name="T3" style:family="text">
      <style:text-properties fo:font-size="16pt" fo:font-weight="bold" officeooo:rsid="007e4c3b" style:font-size-asian="16pt" style:font-weight-asian="bold" style:font-weight-complex="bold"/>
    </style:style>
    <style:style style:name="T4" style:family="text">
      <style:text-properties fo:font-size="16pt" fo:font-weight="bold" officeooo:rsid="007e68e0" style:font-size-asian="16pt" style:font-weight-asian="bold" style:font-weight-complex="bold"/>
    </style:style>
    <style:style style:name="T5" style:family="text">
      <style:text-properties fo:font-size="16pt" fo:font-weight="bold" officeooo:rsid="00906409" style:font-size-asian="16pt" style:font-weight-asian="bold" style:font-weight-complex="bold"/>
    </style:style>
    <style:style style:name="T6" style:family="text">
      <style:text-properties fo:font-size="16pt" fo:font-weight="bold" officeooo:rsid="009184b9" style:font-size-asian="16pt" style:font-weight-asian="bold" style:font-weight-complex="bold"/>
    </style:style>
    <style:style style:name="T7" style:family="text">
      <style:text-properties officeooo:rsid="0093748d"/>
    </style:style>
    <style:style style:name="T8" style:family="text">
      <style:text-properties officeooo:rsid="0093f375"/>
    </style:style>
    <style:style style:name="T9" style:family="text">
      <style:text-properties officeooo:rsid="0097dacb"/>
    </style:style>
    <style:style style:name="T10" style:family="text">
      <style:text-properties officeooo:rsid="00991c5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93748d" style:font-weight-asian="bold" style:font-weight-complex="bold"/>
    </style:style>
    <style:style style:name="T13" style:family="text">
      <style:text-properties fo:font-weight="bold" officeooo:rsid="00991c50" style:font-weight-asian="bold" style:font-weight-complex="bold"/>
    </style:style>
    <style:style style:name="T14" style:family="text">
      <style:text-properties fo:font-weight="bold" officeooo:rsid="009bf5d6" style:font-weight-asian="bold" style:font-weight-complex="bold"/>
    </style:style>
    <style:style style:name="T15" style:family="text">
      <style:text-properties officeooo:rsid="009bf5d6"/>
    </style:style>
    <style:style style:name="T16" style:family="text">
      <style:text-properties officeooo:rsid="009eb0bc"/>
    </style:style>
    <style:style style:name="T17" style:family="text">
      <style:text-properties officeooo:rsid="009ee7ca"/>
    </style:style>
    <style:style style:name="T18" style:family="text">
      <style:text-properties officeooo:rsid="009fc3ae"/>
    </style:style>
    <style:style style:name="T19" style:family="text">
      <style:text-properties officeooo:rsid="00a1bca1"/>
    </style:style>
    <style:style style:name="T20" style:family="text">
      <style:text-properties officeooo:rsid="00ae44d1"/>
    </style:style>
    <style:style style:name="T21" style:family="text">
      <style:text-properties officeooo:rsid="00ae548a"/>
    </style:style>
    <style:style style:name="T22" style:family="text">
      <style:text-properties fo:font-style="italic" officeooo:rsid="00ae548a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ae548a" style:font-style-asian="normal" style:font-style-complex="normal"/>
    </style:style>
    <style:style style:name="T25" style:family="text">
      <style:text-properties fo:font-style="normal" officeooo:rsid="00b0af20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амообучение за уеб разработчик </text:p>
      <text:p text:style-name="P1"/>
      <text:p text:style-name="P2"/>
      <text:p text:style-name="P5"><text:bookmark-start text:name="__DdeLink__107_2254549990"/><text:span text:style-name="T1"><text:s/>HTML <text:s/>и CSS за начинаещи – <text:s/></text:span><text:span text:style-name="T3">1</text:span><text:span text:style-name="T5">5</text:span><text:span text:style-name="T3">.03.2023</text:span></text:p>
      <text:p text:style-name="P2"/>
      <text:p text:style-name="P4"><text:span text:style-name="T1">Урок № </text:span><text:span text:style-name="T4">1</text:span><text:span text:style-name="T6">1</text:span><text:span text:style-name="T1"> – </text:span><text:span text:style-name="T2"><text:s/></text:span><text:span text:style-name="T5">Класове и Идентификатори</text:span></text:p>
      <text:p text:style-name="P3"/>
      <text:p text:style-name="P7"/>
      <text:p text:style-name="P8"><text:span text:style-name="T8">С помощта на</text:span> класовете – <text:bookmark-start text:name="__DdeLink__243_2513365097"/><text:span text:style-name="T11">class</text:span><text:bookmark-end text:name="__DdeLink__243_2513365097"/><text:span text:style-name="T11">es</text:span> в HTML ние можем да направим така, че <text:bookmark-start text:name="__DdeLink__237_2513365097"/><text:span text:style-name="T11">div</text:span><text:bookmark-end text:name="__DdeLink__237_2513365097"/>-вете, параграфите и почти всички тагове, които използваме множество пъти при изграждането на една уеб страница да бъдат разграничени едни от други. </text:p>
      <text:p text:style-name="P8"/>
      <text:p text:style-name="P9">В нашата примерна уеб страница ние имаме два <text:span text:style-name="T11">div</text:span>-а. <text:span text:style-name="T9">В едно от предишните видеа, ние променихме техния фонов цвят посредством CSS. </text:span><text:span text:style-name="T10">Но когато използваме таг-а <text:s/></text:span><text:bookmark-start text:name="__DdeLink__239_2513365097"/><text:span text:style-name="T12">div</text:span><text:bookmark-end text:name="__DdeLink__239_2513365097"/><text:span text:style-name="T7"> </text:span><text:span text:style-name="T10">в CSS и му зададем параметъра </text:span><text:span text:style-name="T13">background: </text:span><text:span text:style-name="T10">ефектът, който получаваме рефлектира върху всички наши <text:s/></text:span><text:bookmark-start text:name="__DdeLink__241_2513365097"/><text:span text:style-name="T12">div-</text:span><text:span text:style-name="T13">вове</text:span><text:bookmark-end text:name="__DdeLink__241_2513365097"/><text:span text:style-name="T13">. </text:span><text:span text:style-name="T10">Това може и да ни бъде полезно в някои случаи, но при повечето проекти се налага да действаме по различен начин и поради тази причина използването на тази комбинация от таг-ове в този вид, не работи ефективно, а и е неправилно.</text:span></text:p>
      <text:p text:style-name="P9"/>
      <text:p text:style-name="P10">Използването на<text:span text:style-name="T11"> <text:s/></text:span><text:span text:style-name="T12">div-</text:span><text:span text:style-name="T13">вове </text:span>по този начин е безсмислено. Ние не искаме нашите <text:s/><text:bookmark-start text:name="__DdeLink__245_2513365097"/><text:span text:style-name="T12">div-</text:span><text:span text:style-name="T13">вове</text:span><text:bookmark-end text:name="__DdeLink__245_2513365097"/><text:span text:style-name="T13"> </text:span>да изглежда еднакво. <text:span text:style-name="T15">За това към нашите <text:s/></text:span><text:span text:style-name="T12">div-</text:span><text:span text:style-name="T13">вове, </text:span><text:span text:style-name="T15">трябва да добавим атрибута </text:span><text:bookmark-start text:name="__DdeLink__247_2513365097"/><text:span text:style-name="T12">class</text:span><text:bookmark-end text:name="__DdeLink__247_2513365097"/><text:span text:style-name="T7">, </text:span><text:span text:style-name="T15">който можем да разглеждаме като име / наименование на нашия </text:span><text:span text:style-name="T14">div</text:span><text:span text:style-name="T15">. </text:span></text:p>
      <text:p text:style-name="P10"/>
      <text:p text:style-name="P11">Нашите <text:s/><text:span text:style-name="T12">div-</text:span><text:span text:style-name="T13">вове</text:span><text:span text:style-name="T10"> </text:span>свои собствени имена. <text:span text:style-name="T16">Сега отиваме в нашия файл със стилове написан на CSS. </text:span><text:span text:style-name="T17">За да окажем, на CSS, че избраният от нас елемент не е HTML таг, а клас / </text:span><text:span text:style-name="T12">class</text:span><text:span text:style-name="T7">, </text:span><text:span text:style-name="T17">пред името на класа да напишем точка - . </text:span><text:span text:style-name="T18">В света на CSS </text:span><text:span text:style-name="T19">с </text:span><text:span text:style-name="T18">точката </text:span><text:span text:style-name="T19">се обозначават</text:span><text:span text:style-name="T18"> клас</text:span><text:span text:style-name="T19">овете</text:span><text:span text:style-name="T18">.</text:span></text:p>
      <text:p text:style-name="P11"/>
      <text:p text:style-name="P12">Както можете да видите, допълнителните възможности, с които разполагаме благодарение на класовете, ни дават възможност да разделим и разграничим дизайна на отделните елементи изграждащи структурата на нашия уеб сайт.</text:p>
      <text:p text:style-name="P12"/>
      <text:p text:style-name="P13"/>
      <text:p text:style-name="P13"/>
      <text:p text:style-name="P13"><text:soft-page-break/>Пример за използване на клас в съчетание с div. </text:p>
      <text:p text:style-name="P13"/>
      <text:p text:style-name="P13">&lt;div class="top-section"&gt;</text:p>
      <text:p text:style-name="P13"/>
      <text:p text:style-name="P14">Ако да речем искаме да променим големината на <text:span text:style-name="T11">шрифта на един от нашите параграфи, </text:span>то тогава можем да използваме комбинацията </text:p>
      <text:p text:style-name="P14"/>
      <text:p text:style-name="P14">&lt;p class="intro"&gt;</text:p>
      <text:p text:style-name="P14"/>
      <text:p text:style-name="P15">Така размерът на <text:s/>текста в първия параграф в горния div се увеличи. </text:p>
      <text:p text:style-name="P15"/>
      <text:p text:style-name="P16">Можем да използваме класовете в комбинация с таг-а span, чрез който оцветяваме различни части от текста.</text:p>
      <text:p text:style-name="P16"/>
      <text:p text:style-name="P17">Като цяло класовете са доста използвани при създаването на уеб страници. Те са много често срещани в тяхната структура. </text:p>
      <text:p text:style-name="P17"/>
      <text:p text:style-name="P18">Нещо, което също ще видите, често да използва в уеб страниците е идентификаторът известен със съкращанието <text:span text:style-name="T11">ID – id.</text:span></text:p>
      <text:p text:style-name="P18"/>
      <text:p text:style-name="P19">Използването на идентификатора – id, е много подобно на начина, по който употребяваме класовете в нашите уеб страници.</text:p>
      <text:p text:style-name="P19"/>
      <text:p text:style-name="P20">Идентификаторите и класовете много си приличат, те са почти еднакви по своя замисъл и начин на използване, но има една основна разлика, която отличава единият елемент от другия. <text:span text:style-name="T20">Запомнете</text:span></text:p>
      <text:p text:style-name="P20"/>
      <text:p text:style-name="P21">можете да имате само 1 / един / идентификатор <text:span text:style-name="T21">с това наименование </text:span>в една <text:span text:style-name="T21">уеб </text:span>страница. <text:span text:style-name="T21">Тоест иденфикаторът приема една уникална стойност сама по себе си, което означава, че няма как да имате </text:span></text:p>
      <text:p text:style-name="P21"/>
      <text:p text:style-name="P22">&lt;div id=“top-section“&gt; </text:p>
      <text:p text:style-name="P22"><text:s/>&lt;/div&gt;</text:p>
      <text:p text:style-name="P14"><text:s/><text:span text:style-name="T21">Повече от 1 </text:span><text:span text:style-name="T22"><text:s/>/ един / </text:span><text:span text:style-name="T24">единствен път в дадена уеб страница. Това е уникален идентификатор на елемент в HTML, който не може да се повтаря.</text:span></text:p>
      <text:p text:style-name="P14"><text:span text:style-name="T24"/></text:p>
      <text:p text:style-name="P22"><text:span text:style-name="T23">За да запомните по-лесно ще дам следният пример:</text:span></text:p>
      <text:p text:style-name="P22"><text:span text:style-name="T23"/></text:p>
      <text:p text:style-name="P23"><text:soft-page-break/><text:span text:style-name="T23">Аз съм Youtuber – това може да бъде името на моя клас в HTML, защото има множество други Youtuber-и. Но моят канал има име, с което той се различава от всички останали канали, ето това може да бъде моят идентификатор в HTML.</text:span></text:p>
      <text:p text:style-name="P23"><text:span text:style-name="T23"/></text:p>
      <text:p text:style-name="P24"><text:span text:style-name="T23">За сега докато сте все още начинаещи в HTML, по-добре за ваше улеснение използвайте класовете. Когато натрупате малко повече </text:span><text:span text:style-name="T25">ще започнете да използвате идентификаторите.</text:span></text:p>
      <text:p text:style-name="P24"><text:span text:style-name="T25"/></text:p>
      <text:p text:style-name="P25"><text:span text:style-name="T25">В </text:span><text:span text:style-name="T23">CSS за да обозначим класовете използваме # и след това изписваме техните имена.</text:span></text:p>
      <text:p text:style-name="P25"><text:span text:style-name="T23"/></text:p>
      <text:p text:style-name="P25"><text:span text:style-name="T23"/></text:p>
      <text:p text:style-name="P11"/>
      <text:p text:style-name="P6"><text:bookmark-end text:name="__DdeLink__107_225454999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bg" fo:country="BG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bg" fo:country="BG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7:14:12</meta:creation-date>
    <dc:language>en-US</dc:language>
    <dc:date>2023-03-15T12:07:53.360080215</dc:date>
    <meta:editing-cycles>407</meta:editing-cycles>
    <meta:editing-duration>PT19H13M52S</meta:editing-duration>
    <meta:generator>LibreOffice/7.3.7.2$Linux_X86_64 LibreOffice_project/30$Build-2</meta:generator>
    <meta:document-statistic meta:table-count="0" meta:image-count="0" meta:object-count="0" meta:page-count="3" meta:paragraph-count="26" meta:word-count="543" meta:character-count="3352" meta:non-whitespace-character-count="2806"/>
    <meta:user-defined meta:name="AppVersion">15.0000</meta:user-defined>
  </office:meta>
</office:document-meta>
</file>